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co24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3.517cm" fo:break-before="auto" style:use-optimal-row-height="true"/>
    </style:style>
    <style:style style:name="ro13" style:family="table-row">
      <style:table-row-properties style:row-height="0.669cm" fo:break-before="auto" style:use-optimal-row-height="true"/>
    </style:style>
    <style:style style:name="ro14" style:family="table-row">
      <style:table-row-properties style:row-height="1.196cm" fo:break-before="auto" style:use-optimal-row-height="true"/>
    </style:style>
    <style:style style:name="ro15" style:family="table-row">
      <style:table-row-properties style:row-height="1.789cm" fo:break-before="auto" style:use-optimal-row-height="true"/>
    </style:style>
    <style:style style:name="ro16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3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46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75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4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15">
            <calcext:condition calcext:apply-style-name="Error" calcext:value="duplicate" calcext:base-cell-address="list.B3"/>
          </calcext:conditional-format>
          <calcext:conditional-format calcext:target-range-address="list.C3:list.C215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0" office:value-type="string" calcext:value-type="string">
            <text:p>개발사 이름</text:p>
          </table:table-cell>
          <table:table-cell table:style-name="ce135" office:value-type="string" calcext:value-type="string">
            <text:p>소재지</text:p>
          </table:table-cell>
          <table:table-cell table:style-name="ce135" office:value-type="string" calcext:value-type="string">
            <text:p>홈페이지/블로그</text:p>
          </table:table-cell>
          <table:table-cell table:style-name="ce135" office:value-type="string" calcext:value-type="string">
            <text:p>E-mail</text:p>
          </table:table-cell>
          <table:table-cell table:style-name="ce135" office:value-type="string" calcext:value-type="string">
            <text:p>Social Media 1</text:p>
          </table:table-cell>
          <table:table-cell table:style-name="ce135" office:value-type="string" calcext:value-type="string">
            <text:p>Social Media 2</text:p>
          </table:table-cell>
          <table:table-cell table:style-name="ce135" office:value-type="string" calcext:value-type="string">
            <text:p>Social Media 3</text:p>
          </table:table-cell>
          <table:table-cell table:style-name="ce135" office:value-type="string" calcext:value-type="string">
            <text:p>기타</text:p>
          </table:table-cell>
        </table:table-row>
        <table:table-row table:style-name="ro1">
          <table:table-cell table:style-name="ce131" office:value-type="string" calcext:value-type="string">
            <text:p>(주)행복한다람쥐단( Happy Daram Inc. )</text:p>
          </table:table-cell>
          <table:table-cell table:style-name="ce136" office:value-type="string" calcext:value-type="string">
            <text:p>인천광역시 부평구 부평대로 293 부평테크시티 909호( 대표 이현정 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2oclock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5minlab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feel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 Fi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IVE Inc.</text:p>
          </table:table-cell>
          <table:table-cell table:style-name="ce136" office:value-type="string" calcext:value-type="string">
            <text:p>경기도 수원시 영통구 광교중앙로 170 301호 얼라이브 게임 스튜디오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LAF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pheratz*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TARI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STEROID-J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voCavo</text:p>
          </table:table-cell>
          <table:table-cell table:style-name="ce142"/>
          <table:table-cell table:style-name="ce146"/>
          <table:table-cell table:style-name="ce154"/>
          <table:table-cell table:style-name="ce15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base0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K dddDa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BONE MAD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31" office:value-type="string" calcext:value-type="string">
            <text:p>Buff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ndL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ssel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Catdoors</text:p>
          </table:table-cell>
          <table:table-cell table:style-name="ce142"/>
          <table:table-cell table:style-name="ce146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6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6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6"/>
          <table:table-cell table:style-name="ce146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31" office:value-type="string" calcext:value-type="string">
            <text:p>CFK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.ZB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alkseagull</text:p>
          </table:table-cell>
          <table:table-cell table:style-name="ce142"/>
          <table:table-cell table:style-name="ce146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CIRCLEfromDOT</text:p>
          </table:table-cell>
          <table:table-cell table:style-name="ce142" office:value-type="string" calcext:value-type="string">
            <text:p>부산광역시 해운대구</text:p>
          </table:table-cell>
          <table:table-cell table:style-name="ce146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6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6" table:number-columns-repeated="2"/>
          <table:table-cell table:style-name="ce146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6">프로젝트 총괄: </text:span>염정규</text:p>
            <text:p><text:span text:style-name="T6">프로그래머 : </text:span>이경훈</text:p>
            <text:p><text:span text:style-name="T6">아트 : </text:span>장자혜</text:p>
            <text:p><text:span text:style-name="T6">게임 디자인 : </text:span>김창엽</text:p>
          </table:table-cell>
        </table:table-row>
        <table:table-row table:style-name="ro1">
          <table:table-cell table:style-name="ce131" office:value-type="string" calcext:value-type="string">
            <text:p>Codename Bo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g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ushKim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keCraft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5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49" office:value-type="string" calcext:value-type="string">
            <text:p>Discord: 데크크래프트#4923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ndyl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arong Studio</text:p>
          </table:table-cell>
          <table:table-cell table:style-name="ce136" office:value-type="string" calcext:value-type="string">
            <text:p>경기도 성남시 분당구 성남대로331번길 8, 19층 (정자동,킨스타워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CATREE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erFarm</text:p>
          </table:table-cell>
          <table:table-cell table:style-name="ce142"/>
          <table:table-cell table:style-name="ce146"/>
          <table:table-cell table:style-name="ce157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espresso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maru Inc.</text:p>
          </table:table-cell>
          <table:table-cell table:style-name="ce142" office:value-type="string" calcext:value-type="string">
            <text:p>경기도 용인시 수지구 신수로 767 분당수지U타워 a동 1701호</text:p>
          </table:table-cell>
          <table:table-cell table:style-name="ce149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izcon</text:p>
          </table:table-cell>
          <table:table-cell table:style-name="ce142" office:value-type="string" calcext:value-type="string">
            <text:p>부산광역시 사상구 주례로 47, 동서대학교 시티엘관(15번건물) 104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TORI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WNFALLEN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1" office:value-type="string" calcext:value-type="string">
            <text:p>dumm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Embark Studios</text:p>
          </table:table-cell>
          <table:table-cell table:style-name="ce142"/>
          <table:table-cell table:style-name="ce15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6" table:number-columns-repeated="4"/>
        </table:table-row>
        <table:table-row table:style-name="ro13">
          <table:table-cell table:style-name="ce131" office:value-type="string" calcext:value-type="string">
            <text:p>Expotato Corp.</text:p>
          </table:table-cell>
          <table:table-cell table:style-name="ce142" office:value-type="string" calcext:value-type="string">
            <text:p>서울 특별시 강남구 역삼로 227 썬스코빌딩 4층</text:p>
          </table:table-cell>
          <table:table-cell table:style-name="ce150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6" table:number-columns-repeated="3"/>
          <table:table-cell table:style-name="ce146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31" office:value-type="string" calcext:value-type="string">
            <text:p>feemodev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4">
          <table:table-cell table:style-name="ce131" office:value-type="string" calcext:value-type="string">
            <text:p>FLINT</text:p>
          </table:table-cell>
          <table:table-cell table:style-name="ce136" office:value-type="string" calcext:value-type="string">
            <text:p><text:span text:style-name="T5">법인명(상호): (주)플린트</text:span></text:p>
            <text:p><text:span text:style-name="T5">대표자(성명): 김영모</text:span></text:p>
            <text:p><text:span text:style-name="T5">사업자등록번호: 220-88-61142</text:span></text:p>
            <text:p><text:span text:style-name="T5">서울특별시 강남구 테헤란로414, 11층 (L&amp;B타워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rogPart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1 Playgroun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lassCat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1" office:value-type="string" calcext:value-type="string">
            <text:p>Growing Seeds</text:p>
          </table:table-cell>
          <table:table-cell table:style-name="ce142" office:value-type="string" calcext:value-type="string">
            <text:p>경기 안양시 동안구 시민대로327번길 11-41, 502호</text:p>
          </table:table-cell>
          <table:table-cell table:style-name="ce146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6" table:number-columns-repeated="3"/>
          <table:table-cell table:style-name="ce146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31" office:value-type="string" calcext:value-type="string">
            <text:p>HandMade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rdtalk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oochoo Gam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ce Shovel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KINA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ev-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CAVA INTERACTIV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goBlue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RONMACE 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ckto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min Par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sung Kim, Jongseop Lee, Hyunggu Ha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mong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pi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Snow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ena MAKF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IWIWAL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RAFTON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eeBbunsik</text:p>
          </table:table-cell>
          <table:table-cell table:style-name="ce142"/>
          <table:table-cell table:style-name="ce146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6" office:value-type="string" calcext:value-type="string">
            <text:p><text:a xlink:href="https://twitter.com/LeeBbunsik" xlink:type="simple">https://twitter.com/LeeBbunsik</text:a></text:p>
          </table:table-cell>
          <table:table-cell table:style-name="ce146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6" table:number-columns-repeated="2"/>
        </table:table-row>
        <table:table-row table:style-name="ro1">
          <table:table-cell table:style-name="ce131" office:value-type="string" calcext:value-type="string">
            <text:p>LINE Games Corpora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yrebird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CKINN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1" office:value-type="string" calcext:value-type="string">
            <text:p>Magic Cube</text:p>
          </table:table-cell>
          <table:table-cell table:style-name="ce142" office:value-type="string" calcext:value-type="string">
            <text:p>1219,Bucksan e-Centum Class One, 99, Centum dong-ro,</text:p>
            <text:p>Haeundae-gu, Busan, Korea</text:p>
          </table:table-cell>
          <table:table-cell table:style-name="ce146"/>
          <table:table-cell table:style-name="ce154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tthewsto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gusta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cra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dnightWor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NTROCKE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nster Guide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onlab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anali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novice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POPCORN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WIZ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imble Neur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omary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cean Drive Studio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nfire Game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oz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RANGE POPCORN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6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utsiderKids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.S.B (iNsOoL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lm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range Projec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edPipers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xellore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okPoon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rojectMo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UMPKI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QuattroGe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ainbow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EDRAY</text:p>
          </table:table-cell>
          <table:table-cell table:style-name="ce142"/>
          <table:table-cell table:style-name="ce146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6" office:value-type="string" calcext:value-type="string">
            <text:p><text:a xlink:href="https://twitter.com/REDRAY_dev" xlink:type="simple">https://twitter.com/REDRAY_dev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MIMORY</text:p>
          </table:table-cell>
          <table:table-cell table:style-name="ce142"/>
          <table:table-cell table:style-name="ce146"/>
          <table:table-cell table:style-name="ce154"/>
          <table:table-cell/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XECH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less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nstudio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EROS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hedi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lver C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nkhol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mi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NNORI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uthpaw Games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42"/>
          <table:table-cell table:style-name="ce146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5">
          <table:table-cell table:style-name="ce132" office:value-type="string" calcext:value-type="string">
            <text:p>Starlike Inc.</text:p>
          </table:table-cell>
          <table:table-cell table:style-name="ce136" office:value-type="string" calcext:value-type="string">
            <text:p><text:span text:style-name="T5">전라북도 전주시 덕진구 오공로 123 전북테크비즈센터 908호</text:span></text:p>
            <text:p/>
            <text:p><text:span text:style-name="T5">대표이사 채병효 ｜ 사업자등록번호 299-81-02494</text:span></text:p>
            <text:p/>
            <text:p><text:span text:style-name="T5">이용약관개인정보처리방침</text:span></text:p>
            <text:p><text:span text:style-name="T5">Copyright ⓒ 2023 스타라이크 주식회사 All rights reserved.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6" office:value-type="string" calcext:value-type="string">
            <text:p><text:a xlink:href="https://twitter.com/Studio_Ly" xlink:type="simple">https://twitter.com/Studio_Ly</text:a>_</text:p>
          </table:table-cell>
          <table:table-cell table:style-name="ce146" office:value-type="string" calcext:value-type="string">
            <text:p><text:a xlink:href="https://twitter.com/lychoi2000" xlink:type="simple">https://twitter.com/lychoi2000</text:a></text:p>
          </table:table-cell>
          <table:table-cell table:style-name="ce146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2" office:value-type="string" calcext:value-type="string">
            <text:p>Sujin Ri, Marcos Arroyo, Seona Lee, Somi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42" office:value-type="string" calcext:value-type="string">
            <text:p>1 22-18, Bongeunsa-ro 26-gil, Gangnam-gu, Seoul, Korea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2" office:value-type="string" calcext:value-type="string">
            <text:p>SUNCYAN studio</text:p>
          </table:table-cell>
          <table:table-cell table:style-name="ce142" office:value-type="string" calcext:value-type="string">
            <text:p>서울특별시 금천구 가산디지털2로 95, 1211호(가산동, KM TOWER)</text:p>
          </table:table-cell>
          <table:table-cell table:style-name="ce146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6" office:value-type="string" calcext:value-type="string">
            <text:p><text:a xlink:href="https://www.facebook.com/profile.php?id=61552325537273&amp;mibextid=ZbWKwL" xlink:type="simple">https://www.facebook.com/profile.php?id=61552325537273&amp;mibextid=ZbWKwL</text:a></text:p>
          </table:table-cell>
          <table:table-cell table:style-name="ce146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6"/>
          <table:table-cell table:style-name="ce146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4">
          <table:table-cell table:style-name="ce132" office:value-type="string" calcext:value-type="string">
            <text:p>TALESSHOP Co., Ltd.</text:p>
          </table:table-cell>
          <table:table-cell table:style-name="ce142" office:value-type="string" calcext:value-type="string">
            <text:p><text:span text:style-name="T5">주식회사 테일즈샵 / 대표이사: 한준</text:span></text:p>
            <text:p><text:span text:style-name="T5">사업자등록번호: 350-87-00380</text:span></text:p>
            <text:p><text:span text:style-name="T5">통신판매업 제 2016-인천부평-0565 호 </text:span></text:p>
            <text:p><text:span text:style-name="T5">인천 광역시 부평구 경원대로 1354번길 4 아이홈 1401호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2" office:value-type="string" calcext:value-type="string">
            <text:p>THEAND Co.</text:p>
          </table:table-cell>
          <table:table-cell table:style-name="ce142" office:value-type="string" calcext:value-type="string">
            <text:p>대전광역시 유성구 대덕대로 512번길 20</text:p>
            <text:p>글로벌게임센터 201호</text:p>
          </table:table-cell>
          <table:table-cell table:style-name="ce146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6" table:number-columns-repeated="3"/>
          <table:table-cell table:style-name="ce146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6">
          <table:table-cell table:style-name="ce132" office:value-type="string" calcext:value-type="string">
            <text:p>WAFFLE GAMES</text:p>
          </table:table-cell>
          <table:table-cell table:style-name="ce136" office:value-type="string" calcext:value-type="string">
            <text:p><text:span text:style-name="T5">충청북도 청주시 청원구 상당로 314/ 청주첨단문화산업단지 2층 ******</text:span></text:p>
            <text:p><text:span text:style-name="T5">(폐업자는 주소 일부가 ** 표시됩니다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36" office:value-type="string" calcext:value-type="string">
            <text:p>서울 구로구 디지털로33길 11, 503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/>
          <table:table-cell table:style-name="ce143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7"/>
        </table:table-row>
        <table:table-row table:style-name="ro1" table:number-rows-repeated="1047557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11">
            <calcext:condition calcext:apply-style-name="Error" calcext:value="duplicate" calcext:base-cell-address="developer.A2"/>
          </calcext:conditional-format>
          <calcext:conditional-format calcext:target-range-address="developer.A1:developer.A1018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3" table:default-cell-style-name="ce129"/>
        <table:table-column table:style-name="co24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64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11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17" table:on-update-keep-styles="true" table:on-update-keep-size="false"/>
        <table:database-range table:name="developer_table" table:target-range-address="developer.A2:developer.F1017" table:on-update-keep-styles="true" table:on-update-keep-size="false"/>
        <table:database-range table:name="game_table" table:target-range-address="list.B194:list.C195" table:on-update-keep-styles="true" table:on-update-keep-size="false"/>
        <table:database-range table:name="publisher_name_list" table:target-range-address="publisher.A2:publisher.A1011" table:on-update-keep-styles="true" table:on-update-keep-size="false"/>
        <table:database-range table:name="__Anonymous_Sheet_DB__0" table:target-range-address="list.B2:list.I21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5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/00/0000</text:date>, <text:time style:data-style-name="N2" text:time-value="09:11:59.28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30T09:15:16.374000000</dc:date>
    <meta:editing-duration>P1DT19H3M23S</meta:editing-duration>
    <meta:editing-cycles>678</meta:editing-cycles>
    <meta:document-statistic meta:table-count="3" meta:cell-count="2001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